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a681e" officeooo:paragraph-rsid="005a681e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b4e8f" officeooo:paragraph-rsid="005b4e8f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ed760" officeooo:paragraph-rsid="005ed760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2255f" officeooo:paragraph-rsid="0062255f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bold" officeooo:rsid="005ed760" officeooo:paragraph-rsid="005ed760" style:font-size-asian="11pt" style:font-weight-asian="bold" style:font-size-complex="11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6644a" officeooo:paragraph-rsid="0066644a" style:font-size-asian="11pt" style:font-size-complex="11pt"/>
    </style:style>
    <style:style style:name="T1" style:family="text">
      <style:text-properties officeooo:rsid="0058a568"/>
    </style:style>
    <style:style style:name="T2" style:family="text">
      <style:text-properties officeooo:rsid="005be8a6"/>
    </style:style>
    <style:style style:name="T3" style:family="text">
      <style:text-properties officeooo:rsid="005d1d8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55308d" loext:opacity="100%" fo:font-weight="bold" style:font-weight-asian="bold" style:font-weight-complex="bold"/>
    </style:style>
    <style:style style:name="T7" style:family="text">
      <style:text-properties fo:color="#55308d" loext:opacity="100%" fo:font-weight="bold" officeooo:rsid="005be8a6" style:font-weight-asian="bold" style:font-weight-complex="bold"/>
    </style:style>
    <style:style style:name="T8" style:family="text">
      <style:text-properties fo:color="#55308d" loext:opacity="100%" fo:font-weight="bold" officeooo:rsid="0060372b" style:font-weight-asian="bold" style:font-weight-complex="bold"/>
    </style:style>
    <style:style style:name="T9" style:family="text">
      <style:text-properties officeooo:rsid="0060372b"/>
    </style:style>
    <style:style style:name="T10" style:family="text">
      <style:text-properties officeooo:rsid="00610c2e"/>
    </style:style>
    <style:style style:name="T11" style:family="text">
      <style:text-properties officeooo:rsid="00640f4f"/>
    </style:style>
    <style:style style:name="T12" style:family="text">
      <style:text-properties officeooo:rsid="0066336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Testes com JUnit</text:span><text:span text:style-name="T1"><text:tab/></text:span><text:tab/><text:tab/><text:tab/><text:tab/><text:tab/><text:tab/><text:tab/><text:tab/><text:span text:style-name="T1">0</text:span><text:span text:style-name="T12">3</text:span><text:span text:style-name="T1">/08/2023</text:span></text:p>
      <text:p text:style-name="P1"/>
      <text:p text:style-name="P8">Junit como dependência:</text:p>
      <text:p text:style-name="P8"/>
      <text:p text:style-name="P8">&lt;dependency&gt;</text:p>
      <text:p text:style-name="P8"><text:s text:c="4"/>&lt;groupId&gt;org.junit.jupiter&lt;/groupId&gt;</text:p>
      <text:p text:style-name="P8"><text:s text:c="4"/>&lt;artifactId&gt;junit-jupiter-engine&lt;/artifactId&gt;</text:p>
      <text:p text:style-name="P8"><text:s text:c="4"/>&lt;version&gt;5.9.3&lt;/version&gt;</text:p>
      <text:p text:style-name="P8"><text:s text:c="4"/>&lt;scope&gt;test&lt;/scope&gt;</text:p>
      <text:p text:style-name="P8">&lt;/dependency&gt;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8-03T15:23:23.969895700</dc:date>
    <meta:editing-duration>PT15H57M48S</meta:editing-duration>
    <meta:editing-cycles>97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3" meta:character-count="223" meta:non-whitespace-character-count="194"/>
  </office:meta>
</office:document-meta>
</file>